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 “Auf dem Weg zu offenen Bildungsressourcen (OER)”</text:p></text:p>
      <text:p text:style-name="Author">Christian Dohrmann, Stefan Jank, Hans Reimann, Marc Beilcke</text:p>
      <text:p text:style-name="Date">2020-10-19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 “Auf dem Weg zu offenen Bildungsressourcen (OER)”</dc:title>
    <dc:description>In dieser Handreichung sollen Handlungsempfehlungen gegebn werden, wie Strukturen geschaffen werden können, um OER an Brandenburger Hochschulen zu verankern.</dc:description>
    <dc:subject/>
    <meta:keyword/>
    <meta:initial-creator>Christian Dohrmann, Stefan Jank, Hans Reimann, Marc Beilcke</meta:initial-creator>
    <dc:creator>Christian Dohrmann, Stefan Jank, Hans Reimann, Marc Beilcke</dc:creator>
    <meta:creation-date>2020-10-19T19:09:17Z</meta:creation-date>
    <dc:date>2020-10-19T19:09:17Z</dc:date>
    <meta:user-defined meta:name="biblio-style" meta:value-type="string">apalike</meta:user-defined>
    <meta:user-defined meta:name="bibliography" meta:value-type="string"/>
    <meta:user-defined meta:name="date" meta:value-type="string">2020-10-19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